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2.4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Remote Peripheral Wiring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</table:table-row>
        <table:table-row table:style-name="ro4">
          <table:table-cell office:value-type="string">
            <text:p>WiFly UART-TX</text:p>
          </table:table-cell>
          <table:table-cell office:value-type="string">
            <text:p>TXD_BB</text:p>
          </table:table-cell>
          <table:table-cell office:value-type="string">
            <text:p>X4/9</text:p>
          </table:table-cell>
          <table:table-cell office:value-type="string">
            <text:p>WiFly RN-XV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WiFly UART-RX</text:p>
          </table:table-cell>
          <table:table-cell office:value-type="string">
            <text:p>RXD_BB</text:p>
          </table:table-cell>
          <table:table-cell office:value-type="string">
            <text:p>X4/10</text:p>
          </table:table-cell>
          <table:table-cell office:value-type="string">
            <text:p>WiFly RN-XV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PWM-Out</text:p>
          </table:table-cell>
          <table:table-cell office:value-type="string">
            <text:p>TOUT/OLED_CS#</text:p>
          </table:table-cell>
          <table:table-cell office:value-type="string">
            <text:p>X4/8</text:p>
          </table:table-cell>
          <table:table-cell office:value-type="string">
            <text:p>FET/Diode</text:p>
          </table:table-cell>
          <table:table-cell/>
        </table:table-row>
        <table:table-row table:style-name="ro4">
          <table:table-cell office:value-type="string">
            <text:p>IR-In</text:p>
          </table:table-cell>
          <table:table-cell office:value-type="string">
            <text:p>ACCEL_INT2/TX_ENABLE</text:p>
          </table:table-cell>
          <table:table-cell office:value-type="string">
            <text:p>X4/22</text:p>
          </table:table-cell>
          <table:table-cell office:value-type="string">
            <text:p>TSOP4838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SPI-SEL1</text:p>
          </table:table-cell>
          <table:table-cell office:value-type="string">
            <text:p>P0_6/MAT20-PWM</text:p>
          </table:table-cell>
          <table:table-cell office:value-type="string">
            <text:p>X4/18</text:p>
          </table:table-cell>
          <table:table-cell table:number-columns-repeated="2"/>
        </table:table-row>
        <table:table-row table:style-name="ro4">
          <table:table-cell office:value-type="string">
            <text:p>SPI-SCK1</text:p>
          </table:table-cell>
          <table:table-cell office:value-type="string">
            <text:p>P0_7/SCK</text:p>
          </table:table-cell>
          <table:table-cell office:value-type="string">
            <text:p>X4/7</text:p>
          </table:table-cell>
          <table:table-cell table:number-columns-repeated="2"/>
        </table:table-row>
        <table:table-row table:style-name="ro4">
          <table:table-cell office:value-type="string">
            <text:p>SPI-MISO1</text:p>
          </table:table-cell>
          <table:table-cell office:value-type="string">
            <text:p>P0_8/MISO</text:p>
          </table:table-cell>
          <table:table-cell office:value-type="string">
            <text:p>X4/6</text:p>
          </table:table-cell>
          <table:table-cell table:number-columns-repeated="2"/>
        </table:table-row>
        <table:table-row table:style-name="ro4">
          <table:table-cell office:value-type="string">
            <text:p>SPI-MOSI1</text:p>
          </table:table-cell>
          <table:table-cell office:value-type="string">
            <text:p>P0_9/MOSI</text:p>
          </table:table-cell>
          <table:table-cell office:value-type="string">
            <text:p>X4/5</text:p>
          </table:table-cell>
          <table:table-cell table:number-columns-repeated="2"/>
        </table:table-row>
        <table:table-row table:style-name="ro4">
          <table:table-cell office:value-type="string">
            <text:p>ISM-In</text:p>
          </table:table-cell>
          <table:table-cell office:value-type="string">
            <text:p>P2_2/GPIO</text:p>
          </table:table-cell>
          <table:table-cell office:value-type="string">
            <text:p>X4/14</text:p>
          </table:table-cell>
          <table:table-cell office:value-type="string">
            <text:p>RFM12</text:p>
          </table:table-cell>
          <table:table-cell office:value-type="string">
            <text:p>FSK/DATA/nFFS</text:p>
          </table:table-cell>
        </table:table-row>
        <table:table-row table:style-name="ro4">
          <table:table-cell office:value-type="string">
            <text:p>SPI-SEL0</text:p>
          </table:table-cell>
          <table:table-cell office:value-type="string">
            <text:p>P0_25/ADC02</text:p>
          </table:table-cell>
          <table:table-cell office:value-type="string">
            <text:p>X4/15</text:p>
          </table:table-cell>
          <table:table-cell office:value-type="string">
            <text:p>RFM12</text:p>
          </table:table-cell>
          <table:table-cell office:value-type="string">
            <text:p>nSEL</text:p>
          </table:table-cell>
        </table:table-row>
        <table:table-row table:style-name="ro4">
          <table:table-cell office:value-type="string">
            <text:p>SPI-SCK0</text:p>
          </table:table-cell>
          <table:table-cell office:value-type="string">
            <text:p>P1.20/SCK</text:p>
          </table:table-cell>
          <table:table-cell office:value-type="string">
            <text:p>X4/16</text:p>
          </table:table-cell>
          <table:table-cell office:value-type="string">
            <text:p>RFM12</text:p>
          </table:table-cell>
          <table:table-cell office:value-type="string">
            <text:p>SCK</text:p>
          </table:table-cell>
        </table:table-row>
        <table:table-row table:style-name="ro4">
          <table:table-cell office:value-type="string">
            <text:p>SPI-MISO0</text:p>
          </table:table-cell>
          <table:table-cell office:value-type="string">
            <text:p>P1.23/MISO</text:p>
          </table:table-cell>
          <table:table-cell office:value-type="string">
            <text:p>X4/17</text:p>
          </table:table-cell>
          <table:table-cell office:value-type="string">
            <text:p>RFM12</text:p>
          </table:table-cell>
          <table:table-cell office:value-type="string">
            <text:p>FFIT/SDO</text:p>
          </table:table-cell>
        </table:table-row>
        <table:table-row table:style-name="ro4">
          <table:table-cell office:value-type="string">
            <text:p>SPI-MOSI0</text:p>
          </table:table-cell>
          <table:table-cell office:value-type="string">
            <text:p>P1.24/MOSI</text:p>
          </table:table-cell>
          <table:table-cell office:value-type="string">
            <text:p>X4/26</text:p>
          </table:table-cell>
          <table:table-cell office:value-type="string">
            <text:p>RFM12</text:p>
          </table:table-cell>
          <table:table-cell office:value-type="string">
            <text:p>SDI</text:p>
          </table:table-cell>
        </table:table-row>
        <table:table-row table:style-name="ro4">
          <table:table-cell office:value-type="string">
            <text:p>LED 0</text:p>
          </table:table-cell>
          <table:table-cell office:value-type="string">
            <text:p>P1_29</text:p>
          </table:table-cell>
          <table:table-cell office:value-type="string">
            <text:p>ONBOARD</text:p>
          </table:table-cell>
          <table:table-cell office:value-type="string">
            <text:p>LED 0</text:p>
          </table:table-cell>
          <table:table-cell/>
        </table:table-row>
        <table:table-row table:style-name="ro4">
          <table:table-cell office:value-type="string">
            <text:p>LED 1</text:p>
          </table:table-cell>
          <table:table-cell office:value-type="string">
            <text:p>P0_0/SDA1</text:p>
          </table:table-cell>
          <table:table-cell office:value-type="string">
            <text:p>X3/13</text:p>
          </table:table-cell>
          <table:table-cell office:value-type="string">
            <text:p>GREEN LED</text:p>
          </table:table-cell>
          <table:table-cell/>
        </table:table-row>
        <table:table-row table:style-name="ro4">
          <table:table-cell office:value-type="string">
            <text:p>LED 2</text:p>
          </table:table-cell>
          <table:table-cell office:value-type="string">
            <text:p>P0_1/SCL1</text:p>
          </table:table-cell>
          <table:table-cell office:value-type="string">
            <text:p>X3/14</text:p>
          </table:table-cell>
          <table:table-cell office:value-type="string">
            <text:p>YELLOW LED</text:p>
          </table:table-cell>
          <table:table-cell/>
        </table:table-row>
        <table:table-row table:style-name="ro4">
          <table:table-cell office:value-type="string">
            <text:p>LED 3</text:p>
          </table:table-cell>
          <table:table-cell office:value-type="string">
            <text:p>P0_10/MAT30/GPIO</text:p>
          </table:table-cell>
          <table:table-cell office:value-type="string">
            <text:p>X3/15</text:p>
          </table:table-cell>
          <table:table-cell office:value-type="string">
            <text:p>RED LED</text:p>
          </table:table-cell>
          <table:table-cell/>
        </table:table-row>
        <table:table-row table:style-name="ro4">
          <table:table-cell office:value-type="string">
            <text:p>BUTTON 0</text:p>
          </table:table-cell>
          <table:table-cell office:value-type="string">
            <text:p>P2_4/GPIO</text:p>
          </table:table-cell>
          <table:table-cell office:value-type="string">
            <text:p>X3/19</text:p>
          </table:table-cell>
          <table:table-cell office:value-type="string">
            <text:p>BUTTON 0</text:p>
          </table:table-cell>
          <table:table-cell/>
        </table:table-row>
        <table:table-row table:style-name="ro4">
          <table:table-cell office:value-type="string">
            <text:p>BUTTON 1</text:p>
          </table:table-cell>
          <table:table-cell office:value-type="string">
            <text:p>P2_5/GPIO</text:p>
          </table:table-cell>
          <table:table-cell office:value-type="string">
            <text:p>X3/20</text:p>
          </table:table-cell>
          <table:table-cell office:value-type="string">
            <text:p>BUTTON 1</text:p>
          </table:table-cell>
          <table:table-cell/>
        </table:table-row>
        <table:table-row table:style-name="ro4">
          <table:table-cell office:value-type="string">
            <text:p>BUTTON 2</text:p>
          </table:table-cell>
          <table:table-cell office:value-type="string">
            <text:p>P2_10/Ext. Int</text:p>
          </table:table-cell>
          <table:table-cell office:value-type="string">
            <text:p>X3/21</text:p>
          </table:table-cell>
          <table:table-cell office:value-type="string">
            <text:p>BUTTON 2</text:p>
          </table:table-cell>
          <table:table-cell/>
        </table:table-row>
        <table:table-row table:style-name="ro4" table:number-rows-repeated="1048552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14:15:24</meta:creation-date>
    <dc:date>2013-02-06T21:04:45</dc:date>
    <meta:editing-duration>PT2M32S</meta:editing-duration>
    <meta:editing-cycles>9</meta:editing-cycles>
    <meta:generator>LibreOffice/3.5$Linux_X86_64 LibreOffice_project/350m1$Build-413</meta:generator>
    <meta:document-statistic meta:table-count="3" meta:cell-count="90" meta:object-count="0"/>
  </office:meta>
</office:document-meta>
</file>